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 style:data-style-name="N122"/>
    <style:style style:name="ce3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7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16"/>
          <table:covered-table-cell table:style-name="ce10"/>
          <table:table-cell table:style-name="ce12"/>
          <table:table-cell table:number-columns-repeated="10"/>
          <table:table-cell table:style-name="ce1" office:value-type="string" calcext:value-type="string" table:number-columns-spanned="16" table:number-rows-spanned="1">
            <text:p>EVOLUCIÓN DIFERENCIAL</text:p>
          </table:table-cell>
          <table:covered-table-cell table:number-columns-repeated="15" table:style-name="ce16"/>
          <table:table-cell table:style-name="ce12"/>
          <table:table-cell table:number-columns-repeated="945"/>
        </table:table-row>
        <table:table-row table:style-name="ro2">
          <table:table-cell table:style-name="ce2"/>
          <table:table-cell table:style-name="ce17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NSGA-II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ce17"/>
          <table:table-cell table:style-name="ce4"/>
          <table:table-cell table:style-name="ce2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MOEA/D</text:p>
          </table:table-cell>
          <table:covered-table-cell table:number-columns-repeated="4" table:style-name="ce17"/>
          <table:table-cell table:style-name="ce4" table:number-columns-repeated="941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 table:number-columns-repeated="94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2" office:value-type="string" calcext:value-type="string">
            <text:p>WFG1_2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2" office:value-type="string" calcext:value-type="string">
            <text:p>WFG2_2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/>
          <table:table-cell table:style-name="ce2" office:value-type="string" calcext:value-type="string">
            <text:p>WFG3_2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4_2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2" office:value-type="string" calcext:value-type="string">
            <text:p>WFG5_2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6_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7_2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2" office:value-type="string" calcext:value-type="string">
            <text:p>WFG8_2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2" office:value-type="string" calcext:value-type="string">
            <text:p>WFG9_2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2" office:value-type="string" calcext:value-type="string">
            <text:p>DTLZ1_2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2_2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2" office:value-type="string" calcext:value-type="string">
            <text:p>DTLZ3_2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2" office:value-type="string" calcext:value-type="string">
            <text:p>DTLZ4_2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5_2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/>
          <table:table-cell table:style-name="ce2" office:value-type="string" calcext:value-type="string">
            <text:p>DTLZ6_2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7_2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/>
          <table:table-cell table:style-name="ce2" office:value-type="string" calcext:value-type="string">
            <text:p>UF1_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style-name="ce2" office:value-type="string" calcext:value-type="string">
            <text:p>UF2_2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/>
          <table:table-cell table:style-name="ce2" office:value-type="string" calcext:value-type="string">
            <text:p>UF3_2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UF4_2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2" office:value-type="string" calcext:value-type="string">
            <text:p>UF5_2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style-name="ce2" office:value-type="string" calcext:value-type="string">
            <text:p>UF6_2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2" office:value-type="string" calcext:value-type="string">
            <text:p>UF7_2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number-columns-repeated="94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5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1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2"/>
          <table:table-cell table:style-name="ce7" table:formula="of:=AVERAGE([.AR4:.AR26])" office:value-type="float" office:value="0.972655829821822" calcext:value-type="float">
            <text:p>0.973</text:p>
          </table:table-cell>
          <table:table-cell table:style-name="ce7" table:formula="of:=AVERAGE([.AS4:.AS26])" office:value-type="float" office:value="0.986088112642569" calcext:value-type="float">
            <text:p>0.986</text:p>
          </table:table-cell>
          <table:table-cell table:style-name="ce6" table:formula="of:=AVERAGE([.AT4:.AT26])" office:value-type="float" office:value="0.981515252366954" calcext:value-type="float">
            <text:p>0.982</text:p>
          </table:table-cell>
          <table:table-cell table:style-name="ce7" table:formula="of:=AVERAGE([.AU4:.AU26])" office:value-type="float" office:value="0.00307807542155012" calcext:value-type="float">
            <text:p>0.003</text:p>
          </table:table-cell>
          <table:table-cell table:style-name="ce7" table:formula="of:=AVERAGE([.AV4:.AV26])" office:value-type="float" office:value="0.00337008391294764" calcext:value-type="float">
            <text:p>0.003</text:p>
          </table:table-cell>
          <table:table-cell table:style-name="ce7" table:formula="of:=AVERAGE([.AW4:.AW26])" office:value-type="float" office:value="0.972903072884803" calcext:value-type="float">
            <text:p>0.973</text:p>
          </table:table-cell>
          <table:table-cell table:style-name="ce7" table:formula="of:=AVERAGE([.AX4:.AX26])" office:value-type="float" office:value="0.98268426052708" calcext:value-type="float">
            <text:p>0.983</text:p>
          </table:table-cell>
          <table:table-cell table:style-name="ce6" table:formula="of:=AVERAGE([.AY4:.AY26])" office:value-type="float" office:value="0.978190231618542" calcext:value-type="float">
            <text:p>0.978</text:p>
          </table:table-cell>
          <table:table-cell table:style-name="ce7" table:formula="of:=AVERAGE([.AZ4:.AZ26])" office:value-type="float" office:value="0.00214081173298905" calcext:value-type="float">
            <text:p>0.002</text:p>
          </table:table-cell>
          <table:table-cell table:style-name="ce7" table:formula="of:=AVERAGE([.BA4:.BA26])" office:value-type="float" office:value="0.00669510466136066" calcext:value-type="float">
            <text:p>0.007</text:p>
          </table:table-cell>
          <table:table-cell table:style-name="ce7" table:formula="of:=AVERAGE([.BB4:.BB26])" office:value-type="float" office:value="0.966035499319142" calcext:value-type="float">
            <text:p>0.966</text:p>
          </table:table-cell>
          <table:table-cell table:style-name="ce7" table:formula="of:=AVERAGE([.BC4:.BC26])" office:value-type="float" office:value="0.986240896113829" calcext:value-type="float">
            <text:p>0.986</text:p>
          </table:table-cell>
          <table:table-cell table:style-name="ce6" table:formula="of:=AVERAGE([.BD4:.BD26])" office:value-type="float" office:value="0.979967666297907" calcext:value-type="float">
            <text:p>0.980</text:p>
          </table:table-cell>
          <table:table-cell table:style-name="ce7" table:formula="of:=AVERAGE([.BE4:.BE26])" office:value-type="float" office:value="0.00570226419398805" calcext:value-type="float">
            <text:p>0.006</text:p>
          </table:table-cell>
          <table:table-cell table:style-name="ce7" table:formula="of:=AVERAGE([.BF4:.BF26])" office:value-type="float" office:value="0.00491766998199485" calcext:value-type="float">
            <text:p>0.005</text:p>
          </table:table-cell>
          <table:table-cell table:style-name="ce7" table:formula="of:=AVERAGE([.BG4:.BG26])" office:value-type="float" office:value="0.86854547953016" calcext:value-type="float">
            <text:p>0.869</text:p>
          </table:table-cell>
          <table:table-cell table:style-name="ce7" table:formula="of:=AVERAGE([.BH4:.BH26])" office:value-type="float" office:value="0.971777907639015" calcext:value-type="float">
            <text:p>0.972</text:p>
          </table:table-cell>
          <table:table-cell table:style-name="ce6" table:formula="of:=AVERAGE([.BI4:.BI26])" office:value-type="float" office:value="0.950888557608889" calcext:value-type="float">
            <text:p>0.951</text:p>
          </table:table-cell>
          <table:table-cell table:style-name="ce7" table:formula="of:=AVERAGE([.BJ4:.BJ26])" office:value-type="float" office:value="0.0244107986513844" calcext:value-type="float">
            <text:p>0.024</text:p>
          </table:table-cell>
          <table:table-cell table:style-name="ce7" table:formula="of:=AVERAGE([.BK4:.BK26])" office:value-type="float" office:value="0.0339967786710128" calcext:value-type="float">
            <text:p>0.034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number-columns-repeated="6"/>
          <table:table-cell table:style-name="ce14"/>
          <table:table-cell table:number-columns-repeated="2"/>
          <table:table-cell table:style-name="ce14"/>
          <table:table-cell table:style-name="ce3"/>
          <table:table-cell table:style-name="ce8" table:number-columns-repeated="15"/>
          <table:table-cell table:style-name="ce12"/>
          <table:table-cell table:number-columns-repeated="945"/>
        </table:table-row>
        <table:table-row table:style-name="ro2">
          <table:table-cell table:style-name="ce2"/>
          <table:table-cell table:style-name="ce17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NSGA-II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ce17"/>
          <table:table-cell table:style-name="ce29"/>
          <table:table-cell table:style-name="ce2"/>
          <table:table-cell table:style-name="ce17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MOEA/D</text:p>
          </table:table-cell>
          <table:covered-table-cell table:number-columns-repeated="4" table:style-name="ce17"/>
          <table:table-cell table:style-name="ce4" table:number-columns-repeated="941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9"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 table:number-columns-repeated="941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style-name="ce2" office:value-type="string" calcext:value-type="string">
            <text:p>WFG1_3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 table:style-name="ce2" office:value-type="string" calcext:value-type="string">
            <text:p>WFG2_3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style-name="ce2" office:value-type="string" calcext:value-type="string">
            <text:p>WFG3_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/>
          <table:table-cell table:style-name="ce2" office:value-type="string" calcext:value-type="string">
            <text:p>WFG4_3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/>
          <table:table-cell table:style-name="ce2" office:value-type="string" calcext:value-type="string">
            <text:p>WFG5_3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/>
          <table:table-cell table:style-name="ce2" office:value-type="string" calcext:value-type="string">
            <text:p>WFG6_3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/>
          <table:table-cell table:style-name="ce2" office:value-type="string" calcext:value-type="string">
            <text:p>WFG7_3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2" office:value-type="string" calcext:value-type="string">
            <text:p>WFG8_3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9_3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2" office:value-type="string" calcext:value-type="string">
            <text:p>DTLZ1_3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/>
          <table:table-cell table:style-name="ce2" office:value-type="string" calcext:value-type="string">
            <text:p>DTLZ2_3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/>
          <table:table-cell table:style-name="ce2" office:value-type="string" calcext:value-type="string">
            <text:p>DTLZ3_3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/>
          <table:table-cell table:style-name="ce2" office:value-type="string" calcext:value-type="string">
            <text:p>DTLZ4_3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style-name="ce2" office:value-type="string" calcext:value-type="string">
            <text:p>DTLZ5_3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/>
          <table:table-cell table:style-name="ce2" office:value-type="string" calcext:value-type="string">
            <text:p>DTLZ6_3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/>
          <table:table-cell table:style-name="ce2" office:value-type="string" calcext:value-type="string">
            <text:p>DTLZ7_3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UF8_3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/>
          <table:table-cell table:style-name="ce2" office:value-type="string" calcext:value-type="string">
            <text:p>UF9_3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number-columns-repeated="941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/>
          <table:table-cell table:style-name="ce2" office:value-type="string" calcext:value-type="string">
            <text:p>UF10_3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number-columns-repeated="941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69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/>
          <table:table-cell table:style-name="ce2"/>
          <table:table-cell table:style-name="ce7" table:formula="of:=AVERAGE([.AR31:.AR49])" office:value-type="float" office:value="0.911160438904933" calcext:value-type="float">
            <text:p>0.911</text:p>
          </table:table-cell>
          <table:table-cell table:style-name="ce7" table:formula="of:=AVERAGE([.AS31:.AS49])" office:value-type="float" office:value="0.926275739413756" calcext:value-type="float">
            <text:p>0.926</text:p>
          </table:table-cell>
          <table:table-cell table:style-name="ce6" table:formula="of:=AVERAGE([.AT31:.AT49])" office:value-type="float" office:value="0.920826721355635" calcext:value-type="float">
            <text:p>0.921</text:p>
          </table:table-cell>
          <table:table-cell table:style-name="ce7" table:formula="of:=AVERAGE([.AU31:.AU49])" office:value-type="float" office:value="0.00310966717625034" calcext:value-type="float">
            <text:p>0.003</text:p>
          </table:table-cell>
          <table:table-cell table:style-name="ce7" table:formula="of:=AVERAGE([.AV31:.AV49])" office:value-type="float" office:value="0.0151123035476241" calcext:value-type="float">
            <text:p>0.015</text:p>
          </table:table-cell>
          <table:table-cell table:style-name="ce7" table:formula="of:=AVERAGE([.AW31:.AW49])" office:value-type="float" office:value="0.87524853213979" calcext:value-type="float">
            <text:p>0.875</text:p>
          </table:table-cell>
          <table:table-cell table:style-name="ce7" table:formula="of:=AVERAGE([.AX31:.AX49])" office:value-type="float" office:value="0.923919090991118" calcext:value-type="float">
            <text:p>0.924</text:p>
          </table:table-cell>
          <table:table-cell table:style-name="ce6" table:formula="of:=AVERAGE([.AY31:.AY49])" office:value-type="float" office:value="0.909582890495333" calcext:value-type="float">
            <text:p>0.910</text:p>
          </table:table-cell>
          <table:table-cell table:style-name="ce7" table:formula="of:=AVERAGE([.AZ31:.AZ49])" office:value-type="float" office:value="0.0157807983409564" calcext:value-type="float">
            <text:p>0.016</text:p>
          </table:table-cell>
          <table:table-cell table:style-name="ce7" table:formula="of:=AVERAGE([.BA31:.BA49])" office:value-type="float" office:value="0.0263561344079266" calcext:value-type="float">
            <text:p>0.026</text:p>
          </table:table-cell>
          <table:table-cell table:style-name="ce7" table:formula="of:=AVERAGE([.BB31:.BB49])" office:value-type="float" office:value="0.899765570060283" calcext:value-type="float">
            <text:p>0.900</text:p>
          </table:table-cell>
          <table:table-cell table:style-name="ce7" table:formula="of:=AVERAGE([.BC31:.BC49])" office:value-type="float" office:value="0.926249685413697" calcext:value-type="float">
            <text:p>0.926</text:p>
          </table:table-cell>
          <table:table-cell table:style-name="ce6" table:formula="of:=AVERAGE([.BD31:.BD49])" office:value-type="float" office:value="0.919737733617785" calcext:value-type="float">
            <text:p>0.920</text:p>
          </table:table-cell>
          <table:table-cell table:style-name="ce7" table:formula="of:=AVERAGE([.BE31:.BE49])" office:value-type="float" office:value="0.00576752024226642" calcext:value-type="float">
            <text:p>0.006</text:p>
          </table:table-cell>
          <table:table-cell table:style-name="ce7" table:formula="of:=AVERAGE([.BF31:.BF49])" office:value-type="float" office:value="0.0162012912854745" calcext:value-type="float">
            <text:p>0.016</text:p>
          </table:table-cell>
          <table:table-cell table:style-name="ce7" table:formula="of:=AVERAGE([.BG31:.BG49])" office:value-type="float" office:value="0.855397575276077" calcext:value-type="float">
            <text:p>0.855</text:p>
          </table:table-cell>
          <table:table-cell table:style-name="ce7" table:formula="of:=AVERAGE([.BH31:.BH49])" office:value-type="float" office:value="0.916799087856344" calcext:value-type="float">
            <text:p>0.917</text:p>
          </table:table-cell>
          <table:table-cell table:style-name="ce6" table:formula="of:=AVERAGE([.BI31:.BI49])" office:value-type="float" office:value="0.889951285408328" calcext:value-type="float">
            <text:p>0.890</text:p>
          </table:table-cell>
          <table:table-cell table:style-name="ce7" table:formula="of:=AVERAGE([.BJ31:.BJ49])" office:value-type="float" office:value="0.0195444595363468" calcext:value-type="float">
            <text:p>0.020</text:p>
          </table:table-cell>
          <table:table-cell table:style-name="ce7" table:formula="of:=AVERAGE([.BK31:.BK49])" office:value-type="float" office:value="0.0459877394949312" calcext:value-type="float">
            <text:p>0.046</text:p>
          </table:table-cell>
          <table:table-cell table:number-columns-repeated="941"/>
        </table:table-row>
        <table:table-row table:style-name="ro2">
          <table:table-cell table:number-columns-repeated="38"/>
          <table:table-cell table:style-name="ce14"/>
          <table:table-cell table:number-columns-repeated="1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47"/>
        </table:table-row>
        <table:table-row table:style-name="ro2">
          <table:table-cell table:number-columns-repeated="48"/>
          <table:table-cell table:style-name="ce14"/>
          <table:table-cell table:number-columns-repeated="2"/>
          <table:table-cell table:style-name="ce14"/>
          <table:table-cell table:number-columns-repeated="952"/>
        </table:table-row>
        <table:table-row table:style-name="ro2" table:number-rows-repeated="2">
          <table:table-cell table:number-columns-repeated="9"/>
          <table:table-cell table:style-name="Default" table:number-columns-repeated="2"/>
          <table:table-cell table:number-columns-repeated="40"/>
          <table:table-cell table:style-name="ce14"/>
          <table:table-cell table:number-columns-repeated="95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94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4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7"/>
          <table:table-cell table:style-name="ce14"/>
          <table:table-cell table:number-columns-repeated="4"/>
          <table:table-cell table:style-name="ce14"/>
          <table:table-cell table:number-columns-repeated="950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7"/>
          <table:table-cell table:style-name="ce14"/>
          <table:table-cell table:number-columns-repeated="955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16"/>
          <table:covered-table-cell table:number-columns-repeated="2" table:style-name="Default"/>
          <table:covered-table-cell table:number-columns-repeated="19" table:style-name="ce16"/>
          <table:covered-table-cell table:style-name="ce10"/>
          <table:table-cell table:number-columns-repeated="17"/>
          <table:table-cell table:style-name="ce14"/>
          <table:table-cell table:number-columns-repeated="4"/>
          <table:table-cell table:style-name="ce14"/>
          <table:table-cell table:number-columns-repeated="950"/>
        </table:table-row>
        <table:table-row table:style-name="ro2">
          <table: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2" table:style-name="ce17"/>
          <table:covered-table-cell table:number-columns-repeated="2" table:style-name="Default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4" table:number-columns-repeated="97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14"/>
          <table:table-cell table:style-name="ce14"/>
          <table:table-cell table:number-columns-repeated="950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14"/>
          <table:table-cell table:style-name="ce14"/>
          <table:table-cell table:number-columns-repeated="950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2"/>
          <table:table-cell table:style-name="ce14"/>
          <table:table-cell table:number-columns-repeated="950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46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7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16" table:number-columns-repeated="2"/>
          <table:table-cell table:style-name="ce7" table:number-columns-repeated="20"/>
          <table:table-cell table:number-columns-repeated="97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7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1"/>
          <table:table-cell table:number-columns-repeated="973"/>
        </table:table-row>
        <table:table-row table:style-name="ro2">
          <table: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2" table:style-name="ce17"/>
          <table:covered-table-cell table:number-columns-repeated="2" table:style-name="ce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4" table:number-columns-repeated="97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6"/>
          <table:table-cell table:style-name="ce14"/>
          <table:table-cell table:number-columns-repeated="95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6"/>
          <table:table-cell table:style-name="ce14"/>
          <table:table-cell table:number-columns-repeated="95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5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16"/>
          <table:table-cell table:style-name="ce14"/>
          <table:table-cell table:number-columns-repeated="4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5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5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6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7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73"/>
        </table:table-row>
        <table:table-row table:style-name="ro2" table:number-rows-repeated="1048466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Sheet2" table:style-name="ta1">
        <table:shapes>
          <draw:frame draw:z-index="0" draw:style-name="gr1" draw:text-style-name="P1" svg:width="666.06pt" svg:height="374.63pt" svg:x="583.94pt" svg:y="652.76pt">
            <draw:object draw:notify-on-update-of-ranges="Sheet2.B52:Sheet2.L52 Sheet2.A53:Sheet2.A53 Sheet2.B53:Sheet2.L53 Sheet2.A54:Sheet2.A54 Sheet2.B54:Sheet2.L54 Sheet2.A55:Sheet2.A55 Sheet2.B55:Sheet2.L55 Sheet2.A56:Sheet2.A56 Sheet2.B56:Sheet2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28" office:value-type="float" office:value="0" calcext:value-type="float">
            <text:p>0.0</text:p>
          </table:table-cell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9" calcext:value-type="float">
            <text:p>0.9</text:p>
          </table:table-cell>
          <table:table-cell table:style-name="ce2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0" table:formula="of:=AVERAGE([.B2:.B24])" office:value-type="float" office:value="0.913019820318597" calcext:value-type="float">
            <text:p>0.91</text:p>
          </table:table-cell>
          <table:table-cell table:style-name="ce30" table:formula="of:=AVERAGE([.C2:.C24])" office:value-type="float" office:value="0.954177351380803" calcext:value-type="float">
            <text:p>0.95</text:p>
          </table:table-cell>
          <table:table-cell table:style-name="ce30" table:formula="of:=AVERAGE([.D2:.D24])" office:value-type="float" office:value="0.961104449262021" calcext:value-type="float">
            <text:p>0.96</text:p>
          </table:table-cell>
          <table:table-cell table:style-name="ce30" table:formula="of:=AVERAGE([.E2:.E24])" office:value-type="float" office:value="0.974957333237896" calcext:value-type="float">
            <text:p>0.97</text:p>
          </table:table-cell>
          <table:table-cell table:style-name="ce30" table:formula="of:=AVERAGE([.F2:.F24])" office:value-type="float" office:value="0.97515025349036" calcext:value-type="float">
            <text:p>0.98</text:p>
          </table:table-cell>
          <table:table-cell table:style-name="ce30" table:formula="of:=AVERAGE([.G2:.G24])" office:value-type="float" office:value="0.976137633791862" calcext:value-type="float">
            <text:p>0.98</text:p>
          </table:table-cell>
          <table:table-cell table:style-name="ce30" table:formula="of:=AVERAGE([.H2:.H24])" office:value-type="float" office:value="0.97074503539431" calcext:value-type="float">
            <text:p>0.97</text:p>
          </table:table-cell>
          <table:table-cell table:style-name="ce30" table:formula="of:=AVERAGE([.I2:.I24])" office:value-type="float" office:value="0.962410776814294" calcext:value-type="float">
            <text:p>0.96</text:p>
          </table:table-cell>
          <table:table-cell table:style-name="ce30" table:formula="of:=AVERAGE([.J2:.J24])" office:value-type="float" office:value="0.959688754283875" calcext:value-type="float">
            <text:p>0.96</text:p>
          </table:table-cell>
          <table:table-cell table:style-name="ce30" table:formula="of:=AVERAGE([.K2:.K24])" office:value-type="float" office:value="0.960604969814554" calcext:value-type="float">
            <text:p>0.96</text:p>
          </table:table-cell>
          <table:table-cell table:style-name="ce30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28" office:value-type="float" office:value="0" calcext:value-type="float">
            <text:p>0.0</text:p>
          </table:table-cell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9" calcext:value-type="float">
            <text:p>0.9</text:p>
          </table:table-cell>
          <table:table-cell table:style-name="ce28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0" table:formula="of:=AVERAGE([.B28:.B46])" office:value-type="float" office:value="0.877196026064039" calcext:value-type="float">
            <text:p>0.88</text:p>
          </table:table-cell>
          <table:table-cell table:style-name="ce30" table:formula="of:=AVERAGE([.C28:.C46])" office:value-type="float" office:value="0.897695932463038" calcext:value-type="float">
            <text:p>0.90</text:p>
          </table:table-cell>
          <table:table-cell table:style-name="ce30" table:formula="of:=AVERAGE([.D28:.D46])" office:value-type="float" office:value="0.907549741763803" calcext:value-type="float">
            <text:p>0.91</text:p>
          </table:table-cell>
          <table:table-cell table:style-name="ce30" table:formula="of:=AVERAGE([.E28:.E46])" office:value-type="float" office:value="0.915334679139662" calcext:value-type="float">
            <text:p>0.92</text:p>
          </table:table-cell>
          <table:table-cell table:style-name="ce30" table:formula="of:=AVERAGE([.F28:.F46])" office:value-type="float" office:value="0.917215987786279" calcext:value-type="float">
            <text:p>0.92</text:p>
          </table:table-cell>
          <table:table-cell table:style-name="ce30" table:formula="of:=AVERAGE([.G28:.G46])" office:value-type="float" office:value="0.908836355641641" calcext:value-type="float">
            <text:p>0.91</text:p>
          </table:table-cell>
          <table:table-cell table:style-name="ce30" table:formula="of:=AVERAGE([.H28:.H46])" office:value-type="float" office:value="0.898176264299976" calcext:value-type="float">
            <text:p>0.90</text:p>
          </table:table-cell>
          <table:table-cell table:style-name="ce30" table:formula="of:=AVERAGE([.I28:.I46])" office:value-type="float" office:value="0.900127950584896" calcext:value-type="float">
            <text:p>0.90</text:p>
          </table:table-cell>
          <table:table-cell table:style-name="ce30" table:formula="of:=AVERAGE([.J28:.J46])" office:value-type="float" office:value="0.894715411825741" calcext:value-type="float">
            <text:p>0.89</text:p>
          </table:table-cell>
          <table:table-cell table:style-name="ce30" table:formula="of:=AVERAGE([.K28:.K46])" office:value-type="float" office:value="0.893074974273464" calcext:value-type="float">
            <text:p>0.89</text:p>
          </table:table-cell>
          <table:table-cell table:style-name="ce30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28" office:value-type="float" office:value="0" calcext:value-type="float">
            <text:p>0.0</text:p>
          </table:table-cell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6" calcext:value-type="float">
            <text:p>0.6</text:p>
          </table:table-cell>
          <table:table-cell table:style-name="ce28" office:value-type="float" office:value="0.7" calcext:value-type="float">
            <text:p>0.7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.9" calcext:value-type="float">
            <text:p>0.9</text:p>
          </table:table-cell>
          <table:table-cell table:style-name="ce2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2:42:53.96443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7:50.317093389</meta:creation-date>
    <dc:date>2020-05-04T15:53:08.488802053</dc:date>
    <meta:editing-duration>PT17H57M9S</meta:editing-duration>
    <meta:editing-cycles>24</meta:editing-cycles>
    <meta:generator>LibreOffice/6.0.7.3$Linux_X86_64 LibreOffice_project/00m0$Build-3</meta:generator>
    <meta:document-statistic meta:table-count="2" meta:cell-count="34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Sheet2.B52:Sheet2.L56 Sheet2.A53:Sheet2.A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Sheet2.B52:Sheet2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Sheet2.B53:Sheet2.L53" chart:label-cell-address="Sheet2.A53:Sheet2.A53" chart:class="chart:line">
            <chart:data-point chart:repeated="11"/>
          </chart:series>
          <chart:series chart:style-name="ch11" chart:values-cell-range-address="Sheet2.B54:Sheet2.L54" chart:label-cell-address="Sheet2.A54:Sheet2.A54" chart:class="chart:line">
            <chart:data-point chart:repeated="11"/>
          </chart:series>
          <chart:series chart:style-name="ch12" chart:values-cell-range-address="Sheet2.B55:Sheet2.L55" chart:label-cell-address="Sheet2.A55:Sheet2.A55" chart:class="chart:line">
            <chart:data-point chart:repeated="11"/>
          </chart:series>
          <chart:series chart:style-name="ch13" chart:values-cell-range-address="Sheet2.B56:Sheet2.L56" chart:label-cell-address="Sheet2.A56:Sheet2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B52:Sheet2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Sheet2.A53:Sheet2.A53</svg:desc>
                </draw:g>
              </table:table-cell>
              <table:table-cell office:value-type="float" office:value="0.913019820318597">
                <text:p>0.913019820318597</text:p>
                <draw:g>
                  <svg:desc>Sheet2.B53:Sheet2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Sheet2.A54:Sheet2.A54</svg:desc>
                </draw:g>
              </table:table-cell>
              <table:table-cell office:value-type="float" office:value="0.91215022453675">
                <text:p>0.91215022453675</text:p>
                <draw:g>
                  <svg:desc>Sheet2.B54:Sheet2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Sheet2.A55:Sheet2.A55</svg:desc>
                </draw:g>
              </table:table-cell>
              <table:table-cell office:value-type="float" office:value="0.877196026064039">
                <text:p>0.877196026064039</text:p>
                <draw:g>
                  <svg:desc>Sheet2.B55:Sheet2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Sheet2.A56:Sheet2.A56</svg:desc>
                </draw:g>
              </table:table-cell>
              <table:table-cell office:value-type="float" office:value="0.892836550821956">
                <text:p>0.892836550821956</text:p>
                <draw:g>
                  <svg:desc>Sheet2.B56:Sheet2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